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COL-2" style:family="table-column">
      <style:table-column-properties style:column-width="64.25999999999999pt" style:use-optimal-column-width="true"/>
    </style:style>
    <style:style style:name="AROW-1" style:family="table-row"/>
    <style:style style:name="AROW-2" style:family="table-row">
      <style:table-row-properties style:row-height="12.103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2" table:style-name="ta-0" table:print="false">
        <office:forms form:automatic-focus="false" form:apply-design-mode="false">
          <form:form/>
        </office:forms>
        <table:table-column table:style-name="ACOL-0"/>
        <table:table-column table:default-cell-style-name="ACE-2" table:style-name="ACOL-0"/>
        <table:table-column table:style-name="ACOL-0" table:number-columns-repeated="4"/>
        <table:table-column table:style-name="ACOL-0" table:number-columns-repeated="122"/>
        <table:table-row table:style-name="AROW-0">
          <table:table-cell table:number-columns-repeated="128"/>
        </table:table-row>
        <table:table-row table:style-name="AROW-2">
          <table:table-cell table:style-name="Gnumeric-default"/>
          <table:table-cell table:style-name="ACE-2"/>
          <table:table-cell table:style-name="ACE-2" office:value-type="string">
            <text:p>C</text:p>
          </table:table-cell>
          <table:table-cell table:style-name="ACE-2" office:value-type="string">
            <text:p>R</text:p>
          </table:table-cell>
          <table:table-cell table:style-name="ACE-2" office:value-type="string">
            <text:p>idx</text:p>
          </table:table-cell>
          <table:table-cell table:number-columns-repeated="123" table:style-name="Gnumeric-default"/>
        </table:table-row>
        <table:table-row table:style-name="AROW-0">
          <table:table-cell table:style-name="ACE-1"/>
          <table:table-cell table:style-name="ACE-3" office:value-type="string">
            <text:p>Boardsize</text:p>
          </table:table-cell>
          <table:table-cell table:style-name="ACE-1" office:value-type="float" office:value="3">
            <text:p>3</text:p>
          </table:table-cell>
          <table:table-cell table:number-columns-repeated="115" table:style-name="ACE-1"/>
          <table:table-cell table:number-columns-repeated="10" table:style-name="Gnumeric-default"/>
        </table:table-row>
        <table:table-row table:style-name="AROW-0">
          <table:table-cell table:style-name="ACE-1"/>
          <table:table-cell table:style-name="ACE-3" office:value-type="string">
            <text:p>Center</text:p>
          </table:table-cell>
          <table:table-cell table:style-name="ACE-1" table:formula="of:=([.C3]-1)/2" office:value-type="float" office:value="1">
            <text:p>1</text:p>
          </table:table-cell>
          <table:table-cell table:style-name="ACE-1" table:formula="of:=[.C4]" office:value-type="float" office:value="1">
            <text:p>1</text:p>
          </table:table-cell>
          <table:table-cell table:number-columns-repeated="114" table:style-name="ACE-1"/>
          <table:table-cell table:number-columns-repeated="10" table:style-name="Gnumeric-default"/>
        </table:table-row>
        <table:table-row table:style-name="AROW-0">
          <table:table-cell table:style-name="ACE-1"/>
          <table:table-cell table:style-name="ACE-3"/>
          <table:table-cell table:number-columns-repeated="116" table:style-name="ACE-1"/>
          <table:table-cell table:number-columns-repeated="10" table:style-name="Gnumeric-default"/>
        </table:table-row>
        <table:table-row table:style-name="AROW-0">
          <table:table-cell table:style-name="ACE-1"/>
          <table:table-cell table:style-name="ACE-3" office:value-type="string">
            <text:p>Cell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table:formula="of:=[.C$3]*[.D6]+[.C6]" office:value-type="float" office:value="1">
            <text:p>1</text:p>
          </table:table-cell>
          <table:table-cell table:style-name="ACE-1" office:value-type="string">
            <text:p>direct</text:p>
          </table:table-cell>
          <table:table-cell table:number-columns-repeated="112" table:style-name="ACE-1"/>
          <table:table-cell table:number-columns-repeated="10" table:style-name="Gnumeric-default"/>
        </table:table-row>
        <table:table-row table:style-name="AROW-0">
          <table:table-cell table:style-name="ACE-1"/>
          <table:table-cell table:style-name="ACE-3" office:value-type="string">
            <text:p>Rotated</text:p>
          </table:table-cell>
          <table:table-cell table:style-name="ACE-1" table:formula="of:=2*[.C4]-[.D6]" office:value-type="float" office:value="2">
            <text:p>2</text:p>
          </table:table-cell>
          <table:table-cell table:style-name="ACE-1" table:formula="of:=[.C6]" office:value-type="float" office:value="1">
            <text:p>1</text:p>
          </table:table-cell>
          <table:table-cell table:style-name="ACE-1" table:formula="of:=[.C$3]*[.D7]+[.C7]" office:value-type="float" office:value="5">
            <text:p>5</text:p>
          </table:table-cell>
          <table:table-cell table:number-columns-repeated="113" table:style-name="ACE-1"/>
          <table:table-cell table:number-columns-repeated="10" table:style-name="Gnumeric-default"/>
        </table:table-row>
        <table:table-row table:style-name="AROW-0" table:number-rows-repeated="2">
          <table:table-cell table:style-name="ACE-1"/>
          <table:table-cell table:style-name="ACE-3"/>
          <table:table-cell table:number-columns-repeated="116" table:style-name="ACE-1"/>
          <table:table-cell table:number-columns-repeated="10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ACE-1"/>
          <table:table-cell table:style-name="ACE-3" office:value-type="string">
            <text:p>T</text:p>
          </table:table-cell>
          <table:table-cell table:style-name="ACE-1" office:value-type="string">
            <text:p>(S-1)/2</text:p>
          </table:table-cell>
          <table:table-cell table:number-columns-repeated="115" table:style-name="ACE-1"/>
          <table:table-cell table:number-columns-repeated="10" table:style-name="Gnumeric-default"/>
        </table:table-row>
        <table:table-row table:style-name="AROW-0">
          <table:table-cell table:style-name="Gnumeric-default"/>
          <table:table-cell table:style-name="ACE-2" office:value-type="string">
            <text:p>i</text:p>
          </table:table-cell>
          <table:table-cell table:style-name="Gnumeric-default" office:value-type="string">
            <text:p>S*R+C</text:p>
          </table:table-cell>
          <table:table-cell table:number-columns-repeated="125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ACE-2" office:value-type="string">
            <text:p>C</text:p>
          </table:table-cell>
          <table:table-cell table:style-name="Gnumeric-default" office:value-type="string">
            <text:p>i%S</text:p>
          </table:table-cell>
          <table:table-cell table:number-columns-repeated="125" table:style-name="Gnumeric-default"/>
        </table:table-row>
        <table:table-row table:style-name="AROW-0">
          <table:table-cell table:style-name="Gnumeric-default"/>
          <table:table-cell table:style-name="ACE-2" office:value-type="string">
            <text:p>R</text:p>
          </table:table-cell>
          <table:table-cell table:style-name="Gnumeric-default" office:value-type="string">
            <text:p>(i-C)/S</text:p>
          </table:table-cell>
          <table:table-cell table:number-columns-repeated="125" table:style-name="Gnumeric-default"/>
        </table:table-row>
        <table:table-row table:style-name="AROW-0" table:number-rows-repeated="113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3" gnm:cursor-row="3">
          <gnm:selection gnm:start-col="3" gnm:start-row="3" gnm:end-col="3" gnm:end-row="3"/>
        </gnm:selections>
      </table:table>
      <table:table table:name="Sheet3" table:style-name="ta-1" table:print="false">
        <office:forms form:automatic-focus="false" form:apply-design-mode="false">
          <form:form/>
        </office:forms>
        <table:table-column table:default-cell-style-name="ACE-4" table:style-name="ACOL-2"/>
        <table:table-column table:default-cell-style-name="ACE-4" table:style-name="ACOL-0" table:number-columns-repeated="127"/>
        <table:table-row table:style-name="AROW-2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>
        <table:named-expression table:name="Xtr" table:expression="of:=#REF!" table:base-cell-address="$'Sheet2'.$A$1"/>
        <table:named-expression table:name="Xc" table:expression="of:=#REF!" table:base-cell-address="$'Sheet2'.$A$1"/>
        <table:named-expression table:name="Yc" table:expression="of:=#REF!" table:base-cell-address="$'Sheet2'.$A$1"/>
        <table:named-expression table:name="Ytr" table:expression="of:=#REF!" table:base-cell-address="$'Sheet2'.$A$1"/>
        <table:named-range table:name="Size" table:cell-range-address="$'Sheet2'.$C$3" table:base-cell-address="$'Sheet2'.$A$1" table:range-usable-as="print-range filter repeat-row repeat-column"/>
        <table:named-expression table:name="size" table:expression="of:=#REF!" table:base-cell-address="$'Sheet2'.$A$1"/>
        <table:named-expression table:name="cx" table:expression="of:=#REF!" table:base-cell-address="$'Sheet2'.$C$5"/>
        <table:named-expression table:name="Xp" table:expression="of:=#REF!" table:base-cell-address="$'Sheet2'.$A$1"/>
        <table:named-expression table:name="cy" table:expression="of:=#REF!" table:base-cell-address="$'Sheet2'.$D$5"/>
        <table:named-expression table:name="Yp" table:expression="of:=#REF!" table:base-cell-address="$'Sheet2'.$A$1"/>
        <table:named-expression table:name="Xt" table:expression="of:=#REF!" table:base-cell-address="$'Sheet2'.$A$1"/>
        <table:named-expression table:name="Yt" table:expression="of:=#REF!" table:base-cell-address="$'Sheet2'.$A$1"/>
        <table:named-range table:name="S" table:cell-range-address="$'Sheet2'.$C$3" table:base-cell-address="$'Sheet2'.$A$1" table:range-usable-as="print-range filter repeat-row repeat-column"/>
        <table:named-expression table:name="s" table:expression="of:=#REF!" table:base-cell-address="$'Sheet2'.$C$3"/>
        <table:named-range table:name="Cc" table:cell-range-address="$'Sheet2'.$C$4" table:base-cell-address="$'Sheet2'.$A$1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90400000000005pt" svg:height="21.290400000000005pt" style:dynamic-spacing="true"/>
      </style:header-style>
      <style:footer-style>
        <style:header-footer-properties fo:border="none" style:shadow="none" fo:padding="0pt" fo:margin="0pt" fo:min-height="21.290400000000005pt" svg:height="21.2904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90400000000005pt" svg:height="21.290400000000005pt" style:dynamic-spacing="true"/>
      </style:header-style>
      <style:footer-style>
        <style:header-footer-properties fo:border="none" style:shadow="none" fo:padding="0pt" fo:margin="0pt" fo:min-height="21.290400000000005pt" svg:height="21.290400000000005pt" style:dynamic-spacing="true"/>
      </style:footer-style>
    </style:page-layout>
  </office:automatic-styles>
  <office:master-styles>
    <style:master-page style:name="ta-mp-0" style:display-name="Sheet2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en Åby Larsen</dc:creator>
    <dc:date>2017-03-11T16:31:18Z</dc:date>
    <meta:creation-date>2017-03-09T11:32:20Z</meta:creation-date>
    <meta:editing-cycles>1</meta:editing-cycles>
    <meta:editing-duration>PT7M55S</meta:editing-duration>
    <meta:generator>gnumeric/1.12.28</meta:generator>
    <meta:initial-creator>Even Åby Larsen</meta:initial-creator>
  </office:meta>
</office:document-meta>
</file>